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cs" fo:country="CZ"/>
    </style:style>
    <style:style style:name="P2" style:family="paragraph" style:parent-style-name="Standard">
      <style:text-properties fo:language="cs" fo:country="CZ" fo:font-weight="bold" style:font-weight-asian="bold" style:font-weight-complex="bold"/>
    </style:style>
    <style:style style:name="P3" style:family="paragraph" style:parent-style-name="Standard" style:list-style-name="L1">
      <style:text-properties fo:language="cs" fo:country="CZ"/>
    </style:style>
    <style:style style:name="P4" style:family="paragraph" style:parent-style-name="Standard" style:list-style-name="L2">
      <style:text-properties fo:language="cs" fo:country="CZ" fo:font-weight="normal" style:font-weight-asian="normal" style:font-weight-complex="normal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weight="bold" style:font-weight-asian="bold" style:font-weight-complex="bold"/>
    </style:style>
    <style:style style:name="P7" style:family="paragraph" style:parent-style-name="Standard" style:list-style-name="L1">
      <style:text-properties fo:language="en" fo:country="US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ce sequence</text:p>
      <text:p text:style-name="P1">m.locate<text:span text:style-name="T1">(key)</text:span> – <text:span text:style-name="T1">vrati</text:span> <text:span text:style-name="T1">item s k</text:span>líčem rovnym nebo vyssim zadanemu klici</text:p>
      <text:p text:style-name="P5">m.insert(key)</text:p>
      <text:p text:style-name="P1">m.remove<text:span text:style-name="T1">(key)</text:span></text:p>
      <text:p text:style-name="P1"/>
      <text:p text:style-name="P1"/>
      <text:p text:style-name="P1"/>
      <text:p text:style-name="P6">Sequence</text:p>
      <text:list xml:id="list31322070" text:style-name="L1">
        <text:list-item>
          <text:p text:style-name="P7">invariant na jedne strane (&lt; na druhe &gt; a rovno se prida k jedne straneg)</text:p>
        </text:list-item>
        <text:list-item>
          <text:p text:style-name="P3">k implementaci používané binární stromy</text:p>
        </text:list-item>
        <text:list-item>
          <text:p text:style-name="P3">klíče jsou vlevo menší nebo rovny, vpravo větší</text:p>
        </text:list-item>
        <text:list-item>
          <text:p text:style-name="P3">dve moznosti – prvky ve všech uzlech, prvky v listech</text:p>
        </text:list-item>
      </text:list>
      <text:p text:style-name="P1"/>
      <text:p text:style-name="P1"/>
      <text:p text:style-name="P2">A, <text:span text:style-name="T1">B</text:span> strom</text:p>
      <text:list xml:id="list31483496" text:style-name="L2">
        <text:list-item>
          <text:p text:style-name="P4">vsechny potomci maj mezi <text:span text:style-name="T1">a A a B, krom toho je nakonci prvek nekonecno (da se predstavit jako null), vsechny listy maj stejnou hloubku</text:span></text:p>
        </text:list-item>
        <text:list-item>
          <text:p text:style-name="P4"><text:span text:style-name="T1">pri vkladani je mozne rebalancovani ()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8H55M02S</meta:editing-duration>
    <meta:editing-cycles>4</meta:editing-cycles>
    <meta:generator>OpenOffice.org/3.1$Win32 OpenOffice.org_project/310m19$Build-9420</meta:generator>
    <dc:date>2010-11-26T19:54:21.52</dc:date>
    <meta:document-statistic meta:table-count="0" meta:image-count="0" meta:object-count="0" meta:page-count="1" meta:paragraph-count="12" meta:word-count="93" meta:character-count="519"/>
    <meta:user-defined meta:name="Info 1"/>
    <meta:user-defined meta:name="Info 2"/>
    <meta:user-defined meta:name="Info 3"/>
    <meta:user-defined meta:name="Info 4"/>
  </office:meta>
</office:document-meta>
</file>